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7.0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111.65mm"/>
    </style:style>
    <style:style style:name="co7" style:family="table-column">
      <style:table-column-properties fo:break-before="auto" style:column-width="55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117.92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iberation Sans" style:font-name-complex="Lohit Devanagari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C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cGill0489</text:p>
          </table:table-cell>
          <table:table-cell office:value-type="string" calcext:value-type="string">
            <text:p>EMC1_SaOS-2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eosarc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style-name="ce4"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or_age</text:p>
          </table:table-cell>
          <table:table-cell table:number-columns-repeated="5"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donor_age_unit</text:p>
          </table:table-cell>
          <table:table-cell table:number-columns-repeated="5"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or_health_status</text:p>
          </table:table-cell>
          <table:table-cell table:number-columns-repeated="5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donor_ethnicity</text:p>
          </table:table-cell>
          <table:table-cell table:number-columns-repeated="5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or_sex</text:p>
          </table:table-cell>
          <table:table-cell table:number-columns-repeated="5"/>
        </table:table-row>
        <table:table-row table:style-name="ro1">
          <table:table-cell office:value-type="float" office:value="10957" calcext:value-type="float">
            <text:p>10957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048901</text:p>
          </table:table-cell>
          <table:table-cell office:value-type="string" calcext:value-type="string">
            <text:p>EMC1_SaOS-2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55" calcext:value-type="float">
            <text:p>5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55" calcext:value-type="float">
            <text:p>5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teoblast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cCoy 5A; 15% FBS; 1% Pen/Strep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purl.obolibrary.org/obo/CLO_0008947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ncit.nci.nih.gov/ncitbrowser/ConceptReport.jsp?dictionary=NCI_Thesaurus&amp;code=C9145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555" calcext:value-type="float">
            <text:p>5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74" calcext:value-type="float">
            <text:p>5074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ac_1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ac_2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3_1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3_2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1_1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1_2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me3_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me3_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36me3_1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36me3_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9me3_1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9me3_2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RNA_1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RNA_2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5079" calcext:value-type="float">
            <text:p>507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WGBS_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244" calcext:value-type="float">
            <text:p>2244</text:p>
          </table:table-cell>
          <table:table-cell table:style-name="ce3" office:value-type="string" calcext:value-type="string">
            <text:p><text:span text:style-name="T1">MS048901.</text:span><text:span text:style-name="T2">Chipmentation_H3K27ac.212.1.pair1.fastq.gz</text:span>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2244" calcext:value-type="float">
            <text:p>2244</text:p>
          </table:table-cell>
          <table:table-cell table:style-name="ce3" office:value-type="string" calcext:value-type="string">
            <text:p><text:span text:style-name="T1">MS048901.</text:span><text:span text:style-name="T2">Chipmentation_H3K27ac.212.1.pair2.fastq.gz</text:span>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245" calcext:value-type="float">
            <text:p>2245</text:p>
          </table:table-cell>
          <table:table-cell table:style-name="ce3" office:value-type="string" calcext:value-type="string">
            <text:p><text:span text:style-name="T1">MS048901.</text:span><text:span text:style-name="T2">Chipmentation_H3K27ac.212.2.pair1.fastq.gz</text:span>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245" calcext:value-type="float">
            <text:p>2245</text:p>
          </table:table-cell>
          <table:table-cell table:style-name="ce3" office:value-type="string" calcext:value-type="string">
            <text:p><text:span text:style-name="T1">MS048901.</text:span><text:span text:style-name="T2">Chipmentation_H3K27ac.212.2.pair2.fastq.gz</text:span>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46" calcext:value-type="float">
            <text:p>2246</text:p>
          </table:table-cell>
          <table:table-cell table:style-name="ce3" office:value-type="string" calcext:value-type="string">
            <text:p><text:span text:style-name="T1">MS048901.</text:span><text:span text:style-name="T2">Chipmentation_H3K4me3.212.1.pair1.fastq.gz</text:span>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 table:number-columns-repeated="5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246" calcext:value-type="float">
            <text:p>2246</text:p>
          </table:table-cell>
          <table:table-cell table:style-name="ce3" office:value-type="string" calcext:value-type="string">
            <text:p><text:span text:style-name="T1">MS048901.</text:span><text:span text:style-name="T2">Chipmentation_H3K4me3.212.1.pair2.fastq.gz</text:span>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5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247" calcext:value-type="float">
            <text:p>2247</text:p>
          </table:table-cell>
          <table:table-cell table:style-name="ce3" office:value-type="string" calcext:value-type="string">
            <text:p><text:span text:style-name="T1">MS048901.</text:span><text:span text:style-name="T2">Chipmentation_H3K4me3.212.2.pair1.fastq.gz</text:span>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247" calcext:value-type="float">
            <text:p>2247</text:p>
          </table:table-cell>
          <table:table-cell table:style-name="ce3" office:value-type="string" calcext:value-type="string">
            <text:p><text:span text:style-name="T1">MS048901.</text:span><text:span text:style-name="T2">Chipmentation_H3K4me3.212.2.pair2.fastq.gz</text:span>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248" calcext:value-type="float">
            <text:p>2248</text:p>
          </table:table-cell>
          <table:table-cell table:style-name="ce3" office:value-type="string" calcext:value-type="string">
            <text:p><text:span text:style-name="T1">MS048901.</text:span><text:span text:style-name="T2">Chipmentation_H3K4me1.212.1.pair1.fastq.gz</text:span>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 table:number-columns-repeated="5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248" calcext:value-type="float">
            <text:p>2248</text:p>
          </table:table-cell>
          <table:table-cell table:style-name="ce3" office:value-type="string" calcext:value-type="string">
            <text:p><text:span text:style-name="T1">MS048901.</text:span><text:span text:style-name="T2">Chipmentation_H3K4me1.212.1.pair2.fastq.gz</text:span>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5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249" calcext:value-type="float">
            <text:p>2249</text:p>
          </table:table-cell>
          <table:table-cell table:style-name="ce3" office:value-type="string" calcext:value-type="string">
            <text:p><text:span text:style-name="T1">MS048901.</text:span><text:span text:style-name="T2">Chipmentation_H3K4me1.212.2.pair1.fastq.gz</text:span>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249" calcext:value-type="float">
            <text:p>2249</text:p>
          </table:table-cell>
          <table:table-cell table:style-name="ce3" office:value-type="string" calcext:value-type="string">
            <text:p><text:span text:style-name="T1">MS048901.</text:span><text:span text:style-name="T2">Chipmentation_H3K4me1.212.2.pair2.fastq.gz</text:span>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5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250" calcext:value-type="float">
            <text:p>2250</text:p>
          </table:table-cell>
          <table:table-cell table:style-name="ce3" office:value-type="string" calcext:value-type="string">
            <text:p><text:span text:style-name="T1">MS048901.</text:span><text:span text:style-name="T2">Chipmentation_H3K27me3.212.1.pair1.fastq.gz</text:span>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 table:number-columns-repeated="5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250" calcext:value-type="float">
            <text:p>2250</text:p>
          </table:table-cell>
          <table:table-cell table:style-name="ce3" office:value-type="string" calcext:value-type="string">
            <text:p><text:span text:style-name="T1">MS048901.</text:span><text:span text:style-name="T2">Chipmentation_H3K27me3.212.1.pair2.fastq.gz</text:span>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251" calcext:value-type="float">
            <text:p>2251</text:p>
          </table:table-cell>
          <table:table-cell table:style-name="ce3" office:value-type="string" calcext:value-type="string">
            <text:p><text:span text:style-name="T1">MS048901.</text:span><text:span text:style-name="T2">Chipmentation_H3K27me3.212.2.pair1.fastq.gz</text:span>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 table:number-columns-repeated="5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251" calcext:value-type="float">
            <text:p>2251</text:p>
          </table:table-cell>
          <table:table-cell table:style-name="ce3" office:value-type="string" calcext:value-type="string">
            <text:p><text:span text:style-name="T1">MS048901.</text:span><text:span text:style-name="T2">Chipmentation_H3K27me3.212.2.pair2.fastq.gz</text:span>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5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252" calcext:value-type="float">
            <text:p>2252</text:p>
          </table:table-cell>
          <table:table-cell table:style-name="ce3" office:value-type="string" calcext:value-type="string">
            <text:p><text:span text:style-name="T1">MS048901.</text:span><text:span text:style-name="T2">Chipmentation_H3K36me3.212.1.pair1.fastq.gz</text:span>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 table:number-columns-repeated="5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252" calcext:value-type="float">
            <text:p>2252</text:p>
          </table:table-cell>
          <table:table-cell table:style-name="ce3" office:value-type="string" calcext:value-type="string">
            <text:p><text:span text:style-name="T1">MS048901.</text:span><text:span text:style-name="T2">Chipmentation_H3K36me3.212.1.pair2.fastq.gz</text:span>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5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253" calcext:value-type="float">
            <text:p>2253</text:p>
          </table:table-cell>
          <table:table-cell table:style-name="ce3" office:value-type="string" calcext:value-type="string">
            <text:p><text:span text:style-name="T1">MS048901.</text:span><text:span text:style-name="T2">Chipmentation_H3K36me3.212.2.pair1.fastq.gz</text:span>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253" calcext:value-type="float">
            <text:p>2253</text:p>
          </table:table-cell>
          <table:table-cell table:style-name="ce3" office:value-type="string" calcext:value-type="string">
            <text:p><text:span text:style-name="T1">MS048901.</text:span><text:span text:style-name="T2">Chipmentation_H3K36me3.212.2.pair2.fastq.gz</text:span>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5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254" calcext:value-type="float">
            <text:p>2254</text:p>
          </table:table-cell>
          <table:table-cell table:style-name="ce3" office:value-type="string" calcext:value-type="string">
            <text:p><text:span text:style-name="T1">MS048901.</text:span><text:span text:style-name="T2">Chipmentation_H3K9me3.212.1.pair1.fastq.gz</text:span>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2254" calcext:value-type="float">
            <text:p>2254</text:p>
          </table:table-cell>
          <table:table-cell table:style-name="ce3" office:value-type="string" calcext:value-type="string">
            <text:p><text:span text:style-name="T1">MS048901.</text:span><text:span text:style-name="T2">Chipmentation_H3K9me3.212.1.pair2.fastq.gz</text:span>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255" calcext:value-type="float">
            <text:p>2255</text:p>
          </table:table-cell>
          <table:table-cell table:style-name="ce3" office:value-type="string" calcext:value-type="string">
            <text:p><text:span text:style-name="T1">MS048901.</text:span><text:span text:style-name="T2">Chipmentation_H3K9me3.212.2.pair1.fastq.gz</text:span>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 table:number-columns-repeated="5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255" calcext:value-type="float">
            <text:p>2255</text:p>
          </table:table-cell>
          <table:table-cell table:style-name="ce3" office:value-type="string" calcext:value-type="string">
            <text:p><text:span text:style-name="T1">MS048901.</text:span><text:span text:style-name="T2">Chipmentation_H3K9me3.212.2.pair2.fastq.gz</text:span>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5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256" calcext:value-type="float">
            <text:p>2256</text:p>
          </table:table-cell>
          <table:table-cell table:style-name="ce3" office:value-type="string" calcext:value-type="string">
            <text:p><text:span text:style-name="T1">MS048901.RNASeq</text:span><text:span text:style-name="T2">.213.1.pair1.fastq.gz</text:span>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256" calcext:value-type="float">
            <text:p>2256</text:p>
          </table:table-cell>
          <table:table-cell table:style-name="ce3" office:value-type="string" calcext:value-type="string">
            <text:p><text:span text:style-name="T1">MS048901.RNASeq</text:span><text:span text:style-name="T2">.213.1.pair2.fastq.gz</text:span>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5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257" calcext:value-type="float">
            <text:p>2257</text:p>
          </table:table-cell>
          <table:table-cell table:style-name="ce3" office:value-type="string" calcext:value-type="string">
            <text:p><text:span text:style-name="T1">MS048901.RNASeq</text:span><text:span text:style-name="T2">.213.2.pair1.fastq.gz</text:span>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 table:number-columns-repeated="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257" calcext:value-type="float">
            <text:p>2257</text:p>
          </table:table-cell>
          <table:table-cell table:style-name="ce3" office:value-type="string" calcext:value-type="string">
            <text:p><text:span text:style-name="T1">MS048901.RNASeq</text:span><text:span text:style-name="T2">.213.2.pair2.fastq.gz</text:span>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258" calcext:value-type="float">
            <text:p>2258</text:p>
          </table:table-cell>
          <table:table-cell table:style-name="ce3" office:value-type="string" calcext:value-type="string">
            <text:p><text:span text:style-name="T1">MS048901.BS</text:span><text:span text:style-name="T2">.222.1.pair1.fastq.gz</text:span>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 table:number-columns-repeated="5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258" calcext:value-type="float">
            <text:p>2258</text:p>
          </table:table-cell>
          <table:table-cell table:style-name="ce3" office:value-type="string" calcext:value-type="string">
            <text:p><text:span text:style-name="T1">MS048901.BS</text:span><text:span text:style-name="T2">.222.1.pair2.fastq.gz</text:span>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s ln -s in their current directori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table:style-name="ce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0_ChIPmentation-H3K27ac/bigWig</text:p>
          </table:table-cell>
          <table:table-cell office:value-type="string" calcext:value-type="string">
            <text:p>EMC1_SaOS-2_2-467210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table:style-name="ce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ac</text:p>
          </table:table-cell>
          <table:table-cell office:value-type="string" calcext:value-type="string">
            <text:p>H3K27ac_peaks.narrow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table:style-name="ce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1_ChIPmentation-H3K4me3/bigWig</text:p>
          </table:table-cell>
          <table:table-cell office:value-type="string" calcext:value-type="string">
            <text:p>EMC1_SaOS-2_2-467211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table:style-name="ce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3</text:p>
          </table:table-cell>
          <table:table-cell office:value-type="string" calcext:value-type="string">
            <text:p>H3K4me3_peaks.narrow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table:style-name="ce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2_ChIPmentation-H3K4me1/bigWig</text:p>
          </table:table-cell>
          <table:table-cell office:value-type="string" calcext:value-type="string">
            <text:p>EMC1_SaOS-2_2-467212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table:style-name="ce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1</text:p>
          </table:table-cell>
          <table:table-cell office:value-type="string" calcext:value-type="string">
            <text:p>H3K4me1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table:style-name="ce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3_ChIPmentation-H3K27me3/bigWig</text:p>
          </table:table-cell>
          <table:table-cell office:value-type="string" calcext:value-type="string">
            <text:p>EMC1_SaOS-2_2-467213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table:style-name="ce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me3</text:p>
          </table:table-cell>
          <table:table-cell office:value-type="string" calcext:value-type="string">
            <text:p>H3K27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table:style-name="ce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4_ChIPmentation-H3K36me3/bigWig</text:p>
          </table:table-cell>
          <table:table-cell office:value-type="string" calcext:value-type="string">
            <text:p>EMC1_SaOS-2_2-467214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table:style-name="ce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36me3</text:p>
          </table:table-cell>
          <table:table-cell office:value-type="string" calcext:value-type="string">
            <text:p>H3K36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table:style-name="ce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5_ChIPmentation-H3K9me3/bigWig</text:p>
          </table:table-cell>
          <table:table-cell office:value-type="string" calcext:value-type="string">
            <text:p>EMC1_SaOS-2_2-467215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table:style-name="ce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9me3</text:p>
          </table:table-cell>
          <table:table-cell office:value-type="string" calcext:value-type="string">
            <text:p>H3K9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table:style-name="ce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table:style-name="ce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revers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table:style-name="ce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table:style-name="ce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methylation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4" calcext:value-type="float">
            <text:p>5074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5" calcext:value-type="float">
            <text:p>507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7" calcext:value-type="float">
            <text:p>507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</table:table>
      <table:table table:name="EMC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cGill0490</text:p>
          </table:table-cell>
          <table:table-cell office:value-type="string" calcext:value-type="string">
            <text:p>A549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g Adenocarcin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1</text:p>
          </table:table-cell>
          <table:table-cell table:style-name="ce5" office:value-type="string" calcext:value-type="string">
            <text:p>A549-10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2</text:p>
          </table:table-cell>
          <table:table-cell table:style-name="ce5" office:value-type="string" calcext:value-type="string">
            <text:p>A549-24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3</text:p>
          </table:table-cell>
          <table:table-cell table:style-name="ce5" office:value-type="string" calcext:value-type="string">
            <text:p>A549-2D-mono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4</text:p>
          </table:table-cell>
          <table:table-cell table:style-name="ce5" office:value-type="string" calcext:value-type="string">
            <text:p>A549-3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Undifferentiated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12K (10% fetal bovine serum)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556" calcext:value-type="float">
            <text:p>5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ale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EFO:00052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556" calcext:value-type="float">
            <text:p>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T:C3512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-small Cell Lung Adenocarcinoma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557" calcext:value-type="float">
            <text:p>5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557" calcext:value-type="float">
            <text:p>5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557" calcext:value-type="float">
            <text:p>5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57" calcext:value-type="float">
            <text:p>5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558" calcext:value-type="float">
            <text:p>5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559" calcext:value-type="float">
            <text:p>5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559" calcext:value-type="float">
            <text:p>5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559" calcext:value-type="float">
            <text:p>5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87" calcext:value-type="float">
            <text:p>5087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2" office:value-type="float" office:value="5080" calcext:value-type="float">
            <text:p>508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2" office:value-type="float" office:value="5081" calcext:value-type="float">
            <text:p>508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2" office:value-type="float" office:value="5082" calcext:value-type="float">
            <text:p>50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2" office:value-type="float" office:value="5083" calcext:value-type="float">
            <text:p>508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2" office:value-type="float" office:value="5084" calcext:value-type="float">
            <text:p>50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2" office:value-type="float" office:value="5085" calcext:value-type="float">
            <text:p>508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2" office:value-type="float" office:value="5086" calcext:value-type="float">
            <text:p>5086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10-days-3D-culture_RNA_1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2" office:value-type="float" office:value="5087" calcext:value-type="float">
            <text:p>5087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A549-10-days-3D-culture_WGBS_1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2" office:value-type="float" office:value="5088" calcext:value-type="float">
            <text:p>508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2" office:value-type="float" office:value="5089" calcext:value-type="float">
            <text:p>508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2" office:value-type="float" office:value="5090" calcext:value-type="float">
            <text:p>509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2" office:value-type="float" office:value="5091" calcext:value-type="float">
            <text:p>509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2" office:value-type="float" office:value="5092" calcext:value-type="float">
            <text:p>509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2" office:value-type="float" office:value="5093" calcext:value-type="float">
            <text:p>509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2" office:value-type="float" office:value="5094" calcext:value-type="float">
            <text:p>509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24-days-3D-culture_RNA_1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2" office:value-type="float" office:value="5095" calcext:value-type="float">
            <text:p>5095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A549-24-days-3D-culture_WGBS_1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2" office:value-type="float" office:value="5096" calcext:value-type="float">
            <text:p>509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<text:span text:style-name="T3">ChIPmentation-H3K27ac_</text:span>1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2" office:value-type="float" office:value="5097" calcext:value-type="float">
            <text:p>50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2" office:value-type="float" office:value="5098" calcext:value-type="float">
            <text:p>509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2" office:value-type="float" office:value="5099" calcext:value-type="float">
            <text:p>509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2" office:value-type="float" office:value="5100" calcext:value-type="float">
            <text:p>510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2" office:value-type="float" office:value="5101" calcext:value-type="float">
            <text:p>51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2" office:value-type="float" office:value="5102" calcext:value-type="float">
            <text:p>510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2D-monoculture_RNA_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float" office:value="5103" calcext:value-type="float">
            <text:p>5103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549-2D-monoculture_WGBS_1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2" office:value-type="float" office:value="5104" calcext:value-type="float">
            <text:p>510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2" office:value-type="float" office:value="5105" calcext:value-type="float">
            <text:p>51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2" office:value-type="float" office:value="5106" calcext:value-type="float">
            <text:p>510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2" office:value-type="float" office:value="5107" calcext:value-type="float">
            <text:p>510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2" office:value-type="float" office:value="5108" calcext:value-type="float">
            <text:p>510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2" office:value-type="float" office:value="5109" calcext:value-type="float">
            <text:p>510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2" office:value-type="float" office:value="5110" calcext:value-type="float">
            <text:p>511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3-days-3D-culture_RNA_1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2" office:value-type="float" office:value="5111" calcext:value-type="float">
            <text:p>5111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A549-3-days-3D-culture_WGBS_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259" calcext:value-type="float">
            <text:p>2259</text:p>
          </table:table-cell>
          <table:table-cell table:style-name="ce3" office:value-type="string" calcext:value-type="string">
            <text:p>MS049001.Chipmentation_H3K27ac.252.1.pair1.fastq.gz</text:p>
          </table:table-cell>
          <table:table-cell table:style-name="ce3"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 table:number-columns-repeated="5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259" calcext:value-type="float">
            <text:p>2259</text:p>
          </table:table-cell>
          <table:table-cell table:style-name="ce3" office:value-type="string" calcext:value-type="string">
            <text:p>MS049001.Chipmentation_H3K27ac.252.1.pair2.fastq.gz</text:p>
          </table:table-cell>
          <table:table-cell table:style-name="ce3"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5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2260" calcext:value-type="float">
            <text:p>2260</text:p>
          </table:table-cell>
          <table:table-cell table:style-name="ce3" office:value-type="string" calcext:value-type="string">
            <text:p>MS049001.Chipmentation_H3K4me3.252.1.pair1.fastq.gz</text:p>
          </table:table-cell>
          <table:table-cell table:style-name="ce3"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 table:number-columns-repeated="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2260" calcext:value-type="float">
            <text:p>2260</text:p>
          </table:table-cell>
          <table:table-cell table:style-name="ce3" office:value-type="string" calcext:value-type="string">
            <text:p>MS049001.Chipmentation_H3K4me3.252.1.pair2.fastq.gz</text:p>
          </table:table-cell>
          <table:table-cell table:style-name="ce3"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261" calcext:value-type="float">
            <text:p>2261</text:p>
          </table:table-cell>
          <table:table-cell table:style-name="ce3" office:value-type="string" calcext:value-type="string">
            <text:p>MS049001.Chipmentation_H3K4me1.252.1.pair1.fastq.gz</text:p>
          </table:table-cell>
          <table:table-cell table:style-name="ce3"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 table:number-columns-repeated="5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2261" calcext:value-type="float">
            <text:p>2261</text:p>
          </table:table-cell>
          <table:table-cell table:style-name="ce3" office:value-type="string" calcext:value-type="string">
            <text:p>MS049001.Chipmentation_H3K4me1.252.1.pair2.fastq.gz</text:p>
          </table:table-cell>
          <table:table-cell table:style-name="ce3"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262" calcext:value-type="float">
            <text:p>2262</text:p>
          </table:table-cell>
          <table:table-cell table:style-name="ce3" office:value-type="string" calcext:value-type="string">
            <text:p>MS049001.Chipmentation_H3K27me3.252.1.pair1.fastq.gz</text:p>
          </table:table-cell>
          <table:table-cell table:style-name="ce3"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262" calcext:value-type="float">
            <text:p>2262</text:p>
          </table:table-cell>
          <table:table-cell table:style-name="ce3" office:value-type="string" calcext:value-type="string">
            <text:p>MS049001.Chipmentation_H3K27me3.252.1.pair2.fastq.gz</text:p>
          </table:table-cell>
          <table:table-cell table:style-name="ce3"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5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263" calcext:value-type="float">
            <text:p>2263</text:p>
          </table:table-cell>
          <table:table-cell table:style-name="ce3" office:value-type="string" calcext:value-type="string">
            <text:p>MS049001.Chipmentation_H3K36me3.252.1.pair1.fastq.gz</text:p>
          </table:table-cell>
          <table:table-cell table:style-name="ce3"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 table:number-columns-repeated="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263" calcext:value-type="float">
            <text:p>2263</text:p>
          </table:table-cell>
          <table:table-cell table:style-name="ce3" office:value-type="string" calcext:value-type="string">
            <text:p>MS049001.Chipmentation_H3K36me3.252.1.pair2.fastq.gz</text:p>
          </table:table-cell>
          <table:table-cell table:style-name="ce3"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264" calcext:value-type="float">
            <text:p>2264</text:p>
          </table:table-cell>
          <table:table-cell table:style-name="ce3" office:value-type="string" calcext:value-type="string">
            <text:p>MS049001.Chipmentation_H3K9me3.252.1.pair1.fastq.gz</text:p>
          </table:table-cell>
          <table:table-cell table:style-name="ce3"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 table:number-columns-repeated="5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2264" calcext:value-type="float">
            <text:p>2264</text:p>
          </table:table-cell>
          <table:table-cell table:style-name="ce3" office:value-type="string" calcext:value-type="string">
            <text:p>MS049001.Chipmentation_H3K9me3.252.1.pair2.fastq.gz</text:p>
          </table:table-cell>
          <table:table-cell table:style-name="ce3"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265" calcext:value-type="float">
            <text:p>2265</text:p>
          </table:table-cell>
          <table:table-cell table:style-name="ce3" office:value-type="string" calcext:value-type="string">
            <text:p>MS049001.RNASeq.230.2.pair1.fastq.gz</text:p>
          </table:table-cell>
          <table:table-cell table:style-name="ce3"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 table:number-columns-repeated="5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265" calcext:value-type="float">
            <text:p>2265</text:p>
          </table:table-cell>
          <table:table-cell table:style-name="ce3" office:value-type="string" calcext:value-type="string">
            <text:p>MS049001.RNASeq.230.2.pair2.fastq.gz</text:p>
          </table:table-cell>
          <table:table-cell table:style-name="ce3"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5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266" calcext:value-type="float">
            <text:p>2266</text:p>
          </table:table-cell>
          <table:table-cell table:style-name="ce3" office:value-type="string" calcext:value-type="string">
            <text:p>MS049001.BS.222.8.pair1.fastq.gz</text:p>
          </table:table-cell>
          <table:table-cell table:style-name="ce3"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 table:number-columns-repeated="5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266" calcext:value-type="float">
            <text:p>2266</text:p>
          </table:table-cell>
          <table:table-cell table:style-name="ce3" office:value-type="string" calcext:value-type="string">
            <text:p>MS049001.BS.222.8.pair2.fastq.gz</text:p>
          </table:table-cell>
          <table:table-cell table:style-name="ce3"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267" calcext:value-type="float">
            <text:p>2267</text:p>
          </table:table-cell>
          <table:table-cell table:style-name="ce3" office:value-type="string" calcext:value-type="string">
            <text:p>MS049002.Chipmentation_H3K27ac.252.1.pair1.fastq.gz</text:p>
          </table:table-cell>
          <table:table-cell table:style-name="ce3"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 table:number-columns-repeated="5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267" calcext:value-type="float">
            <text:p>2267</text:p>
          </table:table-cell>
          <table:table-cell table:style-name="ce3" office:value-type="string" calcext:value-type="string">
            <text:p>MS049002.Chipmentation_H3K27ac.252.1.pair2.fastq.gz</text:p>
          </table:table-cell>
          <table:table-cell table:style-name="ce3"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5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2268" calcext:value-type="float">
            <text:p>2268</text:p>
          </table:table-cell>
          <table:table-cell table:style-name="ce3" office:value-type="string" calcext:value-type="string">
            <text:p>MS049002.Chipmentation_H3K4me3.252.1.pair1.fastq.gz</text:p>
          </table:table-cell>
          <table:table-cell table:style-name="ce3"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 table:number-columns-repeated="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268" calcext:value-type="float">
            <text:p>2268</text:p>
          </table:table-cell>
          <table:table-cell table:style-name="ce3" office:value-type="string" calcext:value-type="string">
            <text:p>MS049002.Chipmentation_H3K4me3.252.1.pair2.fastq.gz</text:p>
          </table:table-cell>
          <table:table-cell table:style-name="ce3"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5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269" calcext:value-type="float">
            <text:p>2269</text:p>
          </table:table-cell>
          <table:table-cell table:style-name="ce3" office:value-type="string" calcext:value-type="string">
            <text:p>MS049002.Chipmentation_H3K4me1.252.1.pair1.fastq.gz</text:p>
          </table:table-cell>
          <table:table-cell table:style-name="ce3"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 table:number-columns-repeated="5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269" calcext:value-type="float">
            <text:p>2269</text:p>
          </table:table-cell>
          <table:table-cell table:style-name="ce3" office:value-type="string" calcext:value-type="string">
            <text:p>MS049002.Chipmentation_H3K4me1.252.1.pair2.fastq.gz</text:p>
          </table:table-cell>
          <table:table-cell table:style-name="ce3"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270" calcext:value-type="float">
            <text:p>2270</text:p>
          </table:table-cell>
          <table:table-cell table:style-name="ce3" office:value-type="string" calcext:value-type="string">
            <text:p>MS049002.Chipmentation_H3K27me3.252.1.pair1.fastq.gz</text:p>
          </table:table-cell>
          <table:table-cell table:style-name="ce3"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2270" calcext:value-type="float">
            <text:p>2270</text:p>
          </table:table-cell>
          <table:table-cell table:style-name="ce3" office:value-type="string" calcext:value-type="string">
            <text:p>MS049002.Chipmentation_H3K27me3.252.1.pair2.fastq.gz</text:p>
          </table:table-cell>
          <table:table-cell table:style-name="ce3"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5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271" calcext:value-type="float">
            <text:p>2271</text:p>
          </table:table-cell>
          <table:table-cell table:style-name="ce3" office:value-type="string" calcext:value-type="string">
            <text:p>MS049002.Chipmentation_H3K36me3.252.1.pair1.fastq.gz</text:p>
          </table:table-cell>
          <table:table-cell table:style-name="ce3"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 table:number-columns-repeated="5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2271" calcext:value-type="float">
            <text:p>2271</text:p>
          </table:table-cell>
          <table:table-cell table:style-name="ce3" office:value-type="string" calcext:value-type="string">
            <text:p>MS049002.Chipmentation_H3K36me3.252.1.pair2.fastq.gz</text:p>
          </table:table-cell>
          <table:table-cell table:style-name="ce3"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5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2272" calcext:value-type="float">
            <text:p>2272</text:p>
          </table:table-cell>
          <table:table-cell table:style-name="ce3" office:value-type="string" calcext:value-type="string">
            <text:p>MS049002.Chipmentation_H3K9me3.252.1.pair1.fastq.gz</text:p>
          </table:table-cell>
          <table:table-cell table:style-name="ce3"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 table:number-columns-repeated="5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272" calcext:value-type="float">
            <text:p>2272</text:p>
          </table:table-cell>
          <table:table-cell table:style-name="ce3" office:value-type="string" calcext:value-type="string">
            <text:p>MS049002.Chipmentation_H3K9me3.252.1.pair2.fastq.gz</text:p>
          </table:table-cell>
          <table:table-cell table:style-name="ce3"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273" calcext:value-type="float">
            <text:p>2273</text:p>
          </table:table-cell>
          <table:table-cell table:style-name="ce3" office:value-type="string" calcext:value-type="string">
            <text:p>MS049002.RNASeq.230.2.pair1.fastq.gz</text:p>
          </table:table-cell>
          <table:table-cell table:style-name="ce3"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273" calcext:value-type="float">
            <text:p>2273</text:p>
          </table:table-cell>
          <table:table-cell table:style-name="ce3" office:value-type="string" calcext:value-type="string">
            <text:p>MS049002.RNASeq.230.2.pair2.fastq.gz</text:p>
          </table:table-cell>
          <table:table-cell table:style-name="ce3"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2274" calcext:value-type="float">
            <text:p>2274</text:p>
          </table:table-cell>
          <table:table-cell table:style-name="ce3" office:value-type="string" calcext:value-type="string">
            <text:p>MS049002.BS.219.5.pair1.fastq.gz</text:p>
          </table:table-cell>
          <table:table-cell table:style-name="ce3"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 table:number-columns-repeated="5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274" calcext:value-type="float">
            <text:p>2274</text:p>
          </table:table-cell>
          <table:table-cell table:style-name="ce3" office:value-type="string" calcext:value-type="string">
            <text:p>MS049002.BS.219.5.pair2.fastq.gz</text:p>
          </table:table-cell>
          <table:table-cell table:style-name="ce3"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5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275" calcext:value-type="float">
            <text:p>2275</text:p>
          </table:table-cell>
          <table:table-cell table:style-name="ce3" office:value-type="string" calcext:value-type="string">
            <text:p>MS049003.Chipmentation_H3K27ac.230.1.pair1.fastq.gz</text:p>
          </table:table-cell>
          <table:table-cell table:style-name="ce3"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 table:number-columns-repeated="5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275" calcext:value-type="float">
            <text:p>2275</text:p>
          </table:table-cell>
          <table:table-cell table:style-name="ce3" office:value-type="string" calcext:value-type="string">
            <text:p>MS049003.Chipmentation_H3K27ac.230.1.pair2.fastq.gz</text:p>
          </table:table-cell>
          <table:table-cell table:style-name="ce3"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276" calcext:value-type="float">
            <text:p>2276</text:p>
          </table:table-cell>
          <table:table-cell table:style-name="ce3" office:value-type="string" calcext:value-type="string">
            <text:p>MS049003.Chipmentation_H3K4me3.230.1.pair1.fastq.gz</text:p>
          </table:table-cell>
          <table:table-cell table:style-name="ce3"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 table:number-columns-repeated="5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2276" calcext:value-type="float">
            <text:p>2276</text:p>
          </table:table-cell>
          <table:table-cell table:style-name="ce3" office:value-type="string" calcext:value-type="string">
            <text:p>MS049003.Chipmentation_H3K4me3.230.1.pair2.fastq.gz</text:p>
          </table:table-cell>
          <table:table-cell table:style-name="ce3"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5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2277" calcext:value-type="float">
            <text:p>2277</text:p>
          </table:table-cell>
          <table:table-cell table:style-name="ce3" office:value-type="string" calcext:value-type="string">
            <text:p>MS049003.Chipmentation_H3K4me1.230.1.pair1.fastq.gz</text:p>
          </table:table-cell>
          <table:table-cell table:style-name="ce3"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277" calcext:value-type="float">
            <text:p>2277</text:p>
          </table:table-cell>
          <table:table-cell table:style-name="ce3" office:value-type="string" calcext:value-type="string">
            <text:p>MS049003.Chipmentation_H3K4me1.230.1.pair2.fastq.gz</text:p>
          </table:table-cell>
          <table:table-cell table:style-name="ce3"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5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278" calcext:value-type="float">
            <text:p>2278</text:p>
          </table:table-cell>
          <table:table-cell table:style-name="ce3" office:value-type="string" calcext:value-type="string">
            <text:p>MS049003.Chipmentation_H3K27me3.230.1.pair1.fastq.gz</text:p>
          </table:table-cell>
          <table:table-cell table:style-name="ce3"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 table:number-columns-repeated="5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278" calcext:value-type="float">
            <text:p>2278</text:p>
          </table:table-cell>
          <table:table-cell table:style-name="ce3" office:value-type="string" calcext:value-type="string">
            <text:p>MS049003.Chipmentation_H3K27me3.230.1.pair2.fastq.gz</text:p>
          </table:table-cell>
          <table:table-cell table:style-name="ce3"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5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279" calcext:value-type="float">
            <text:p>2279</text:p>
          </table:table-cell>
          <table:table-cell table:style-name="ce3" office:value-type="string" calcext:value-type="string">
            <text:p>MS049003.Chipmentation_H3K36me3.230.1.pair1.fastq.gz</text:p>
          </table:table-cell>
          <table:table-cell table:style-name="ce3"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 table:number-columns-repeated="5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279" calcext:value-type="float">
            <text:p>2279</text:p>
          </table:table-cell>
          <table:table-cell table:style-name="ce3" office:value-type="string" calcext:value-type="string">
            <text:p>MS049003.Chipmentation_H3K36me3.230.1.pair2.fastq.gz</text:p>
          </table:table-cell>
          <table:table-cell table:style-name="ce3"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5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280" calcext:value-type="float">
            <text:p>2280</text:p>
          </table:table-cell>
          <table:table-cell table:style-name="ce3" office:value-type="string" calcext:value-type="string">
            <text:p>MS049003.Chipmentation_H3K9me3.230.1.pair1.fastq.gz</text:p>
          </table:table-cell>
          <table:table-cell table:style-name="ce3"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280" calcext:value-type="float">
            <text:p>2280</text:p>
          </table:table-cell>
          <table:table-cell table:style-name="ce3" office:value-type="string" calcext:value-type="string">
            <text:p>MS049003.Chipmentation_H3K9me3.230.1.pair2.fastq.gz</text:p>
          </table:table-cell>
          <table:table-cell table:style-name="ce3"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5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281" calcext:value-type="float">
            <text:p>2281</text:p>
          </table:table-cell>
          <table:table-cell table:style-name="ce3" office:value-type="string" calcext:value-type="string">
            <text:p>MS049003.RNASeq.230.2.pair1.fastq.gz</text:p>
          </table:table-cell>
          <table:table-cell table:style-name="ce3"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 table:number-columns-repeated="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281" calcext:value-type="float">
            <text:p>2281</text:p>
          </table:table-cell>
          <table:table-cell table:style-name="ce3" office:value-type="string" calcext:value-type="string">
            <text:p>MS049003.RNASeq.230.2.pair2.fastq.gz</text:p>
          </table:table-cell>
          <table:table-cell table:style-name="ce3"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282" calcext:value-type="float">
            <text:p>2282</text:p>
          </table:table-cell>
          <table:table-cell table:style-name="ce3" office:value-type="string" calcext:value-type="string">
            <text:p>MS049003.BS.222.6.pair1.fastq.gz</text:p>
          </table:table-cell>
          <table:table-cell table:style-name="ce3"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 table:number-columns-repeated="5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2282" calcext:value-type="float">
            <text:p>2282</text:p>
          </table:table-cell>
          <table:table-cell table:style-name="ce3" office:value-type="string" calcext:value-type="string">
            <text:p>MS049003.BS.222.6.pair2.fastq.gz</text:p>
          </table:table-cell>
          <table:table-cell table:style-name="ce3"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5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283" calcext:value-type="float">
            <text:p>2283</text:p>
          </table:table-cell>
          <table:table-cell table:style-name="ce3" office:value-type="string" calcext:value-type="string">
            <text:p>MS049004.Chipmentation_H3K27ac.230.1.pair1.fastq.gz</text:p>
          </table:table-cell>
          <table:table-cell table:style-name="ce3"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2283" calcext:value-type="float">
            <text:p>2283</text:p>
          </table:table-cell>
          <table:table-cell table:style-name="ce3" office:value-type="string" calcext:value-type="string">
            <text:p>MS049004.Chipmentation_H3K27ac.230.1.pair2.fastq.gz</text:p>
          </table:table-cell>
          <table:table-cell table:style-name="ce3"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5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284" calcext:value-type="float">
            <text:p>2284</text:p>
          </table:table-cell>
          <table:table-cell table:style-name="ce3" office:value-type="string" calcext:value-type="string">
            <text:p>MS049004.Chipmentation_H3K4me3.230.1.pair1.fastq.gz</text:p>
          </table:table-cell>
          <table:table-cell table:style-name="ce3"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284" calcext:value-type="float">
            <text:p>2284</text:p>
          </table:table-cell>
          <table:table-cell table:style-name="ce3" office:value-type="string" calcext:value-type="string">
            <text:p>MS049004.Chipmentation_H3K4me3.230.1.pair2.fastq.gz</text:p>
          </table:table-cell>
          <table:table-cell table:style-name="ce3"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285" calcext:value-type="float">
            <text:p>2285</text:p>
          </table:table-cell>
          <table:table-cell table:style-name="ce3" office:value-type="string" calcext:value-type="string">
            <text:p>MS049004.Chipmentation_H3K4me1.230.1.pair1.fastq.gz</text:p>
          </table:table-cell>
          <table:table-cell table:style-name="ce3"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 table:number-columns-repeated="5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285" calcext:value-type="float">
            <text:p>2285</text:p>
          </table:table-cell>
          <table:table-cell table:style-name="ce3" office:value-type="string" calcext:value-type="string">
            <text:p>MS049004.Chipmentation_H3K4me1.230.1.pair2.fastq.gz</text:p>
          </table:table-cell>
          <table:table-cell table:style-name="ce3"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5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286" calcext:value-type="float">
            <text:p>2286</text:p>
          </table:table-cell>
          <table:table-cell table:style-name="ce3" office:value-type="string" calcext:value-type="string">
            <text:p>MS049004.Chipmentation_H3K27me3.230.1.pair1.fastq.gz</text:p>
          </table:table-cell>
          <table:table-cell table:style-name="ce3"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286" calcext:value-type="float">
            <text:p>2286</text:p>
          </table:table-cell>
          <table:table-cell table:style-name="ce3" office:value-type="string" calcext:value-type="string">
            <text:p>MS049004.Chipmentation_H3K27me3.230.1.pair2.fastq.gz</text:p>
          </table:table-cell>
          <table:table-cell table:style-name="ce3"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5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287" calcext:value-type="float">
            <text:p>2287</text:p>
          </table:table-cell>
          <table:table-cell table:style-name="ce3" office:value-type="string" calcext:value-type="string">
            <text:p>MS049004.Chipmentation_H3K36me3.230.1.pair1.fastq.gz</text:p>
          </table:table-cell>
          <table:table-cell table:style-name="ce3"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 table:number-columns-repeated="5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287" calcext:value-type="float">
            <text:p>2287</text:p>
          </table:table-cell>
          <table:table-cell table:style-name="ce3" office:value-type="string" calcext:value-type="string">
            <text:p>MS049004.Chipmentation_H3K36me3.230.1.pair2.fastq.gz</text:p>
          </table:table-cell>
          <table:table-cell table:style-name="ce3"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288" calcext:value-type="float">
            <text:p>2288</text:p>
          </table:table-cell>
          <table:table-cell table:style-name="ce3" office:value-type="string" calcext:value-type="string">
            <text:p>MS049004.Chipmentation_H3K9me3.230.1.pair1.fastq.gz</text:p>
          </table:table-cell>
          <table:table-cell table:style-name="ce3"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 table:number-columns-repeated="5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288" calcext:value-type="float">
            <text:p>2288</text:p>
          </table:table-cell>
          <table:table-cell table:style-name="ce3" office:value-type="string" calcext:value-type="string">
            <text:p>MS049004.Chipmentation_H3K9me3.230.1.pair2.fastq.gz</text:p>
          </table:table-cell>
          <table:table-cell table:style-name="ce3"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5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2289" calcext:value-type="float">
            <text:p>2289</text:p>
          </table:table-cell>
          <table:table-cell table:style-name="ce3" office:value-type="string" calcext:value-type="string">
            <text:p>MS049004.RNASeq.230.2.pair1.fastq.gz</text:p>
          </table:table-cell>
          <table:table-cell table:style-name="ce3"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 table:number-columns-repeated="5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2289" calcext:value-type="float">
            <text:p>2289</text:p>
          </table:table-cell>
          <table:table-cell table:style-name="ce3" office:value-type="string" calcext:value-type="string">
            <text:p>MS049004.RNASeq.230.2.pair2.fastq.gz</text:p>
          </table:table-cell>
          <table:table-cell table:style-name="ce3"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5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290" calcext:value-type="float">
            <text:p>2290</text:p>
          </table:table-cell>
          <table:table-cell table:style-name="ce3" office:value-type="string" calcext:value-type="string">
            <text:p>MS049004.BS.222.7.pair1.fastq.gz</text:p>
          </table:table-cell>
          <table:table-cell table:style-name="ce3"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 table:number-columns-repeated="5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290" calcext:value-type="float">
            <text:p>2290</text:p>
          </table:table-cell>
          <table:table-cell table:style-name="ce3" office:value-type="string" calcext:value-type="string">
            <text:p>MS049004.BS.222.7.pair2.fastq.gz</text:p>
          </table:table-cell>
          <table:table-cell table:style-name="ce3"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table:style-name="ce2" office:value-type="float" office:value="5080" calcext:value-type="float">
            <text:p>508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4_ChIPmentation-H3K27ac/bigWig</text:p>
          </table:table-cell>
          <table:table-cell office:value-type="string" calcext:value-type="string">
            <text:p>EMC2-A549-10-days-3D-culture_2-501484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27ac_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table:style-name="ce2" office:value-type="float" office:value="5081" calcext:value-type="float">
            <text:p>508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5_ChIPmentation-H3K4me3/bigWig</text:p>
          </table:table-cell>
          <table:table-cell office:value-type="string" calcext:value-type="string">
            <text:p>EMC2-A549-10-days-3D-culture_2-501485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4me3_1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table:style-name="ce2" office:value-type="float" office:value="5082" calcext:value-type="float">
            <text:p>508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6_ChIPmentation-H3K4me1/bigWig</text:p>
          </table:table-cell>
          <table:table-cell office:value-type="string" calcext:value-type="string">
            <text:p>EMC2-A549-10-days-3D-culture_2-501486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4me1_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table:style-name="ce2" office:value-type="float" office:value="5083" calcext:value-type="float">
            <text:p>508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7_ChIPmentation-H3K27me3/bigWig</text:p>
          </table:table-cell>
          <table:table-cell office:value-type="string" calcext:value-type="string">
            <text:p>EMC2-A549-10-days-3D-culture_2-501487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27me3_1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style-name="ce2" office:value-type="float" office:value="5084" calcext:value-type="float">
            <text:p>508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8_ChIPmentation-H3K36me3/bigWig</text:p>
          </table:table-cell>
          <table:table-cell office:value-type="string" calcext:value-type="string">
            <text:p>EMC2-A549-10-days-3D-culture_2-501488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36me3_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table:style-name="ce2" office:value-type="float" office:value="5085" calcext:value-type="float">
            <text:p>508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9_ChIPmentation-H3K9me3/bigWig</text:p>
          </table:table-cell>
          <table:table-cell office:value-type="string" calcext:value-type="string">
            <text:p>EMC2-A549-10-days-3D-culture_2-501489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9me3_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table:style-name="ce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RNA_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table:style-name="ce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style-name="ce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WGBS_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table:style-name="ce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style-name="ce2" office:value-type="float" office:value="5088" calcext:value-type="float">
            <text:p>508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0_ChIPmentation-H3K27ac/bigWig</text:p>
          </table:table-cell>
          <table:table-cell office:value-type="string" calcext:value-type="string">
            <text:p>EMC2-A549-24-days-3D-culture_2-501490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27ac_1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table:style-name="ce2" office:value-type="float" office:value="5089" calcext:value-type="float">
            <text:p>508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1_ChIPmentation-H3K4me3/bigWig</text:p>
          </table:table-cell>
          <table:table-cell office:value-type="string" calcext:value-type="string">
            <text:p>EMC2-A549-24-days-3D-culture_2-501491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4me3_1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table:style-name="ce2" office:value-type="float" office:value="5090" calcext:value-type="float">
            <text:p>509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2_ChIPmentation-H3K4me1/bigWig</text:p>
          </table:table-cell>
          <table:table-cell office:value-type="string" calcext:value-type="string">
            <text:p>EMC2-A549-24-days-3D-culture_2-501492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4me1_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table:style-name="ce2" office:value-type="float" office:value="5091" calcext:value-type="float">
            <text:p>509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3_ChIPmentation-H3K27me3/bigWig</text:p>
          </table:table-cell>
          <table:table-cell office:value-type="string" calcext:value-type="string">
            <text:p>EMC2-A549-24-days-3D-culture_2-501493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27me3_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style-name="ce2" office:value-type="float" office:value="5092" calcext:value-type="float">
            <text:p>509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4_ChIPmentation-H3K36me3/bigWig</text:p>
          </table:table-cell>
          <table:table-cell office:value-type="string" calcext:value-type="string">
            <text:p>EMC2-A549-24-days-3D-culture_2-501494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36me3_1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table:style-name="ce2" office:value-type="float" office:value="5093" calcext:value-type="float">
            <text:p>509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5_ChIPmentation-H3K9me3/bigWig</text:p>
          </table:table-cell>
          <table:table-cell office:value-type="string" calcext:value-type="string">
            <text:p>EMC2-A549-24-days-3D-culture_2-501495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9me3_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table:style-name="ce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RNA_1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table:style-name="ce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style-name="ce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WGBS_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table:style-name="ce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style-name="ce2" office:value-type="float" office:value="5096" calcext:value-type="float">
            <text:p>509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2_ChIPmentation-H3K27ac/bigWig</text:p>
          </table:table-cell>
          <table:table-cell office:value-type="string" calcext:value-type="string">
            <text:p>EMC2-A549-2D-monoculture_2-501472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<text:span text:style-name="T3">ChIPmentation-H3K27ac_</text:span>1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table:style-name="ce2" office:value-type="float" office:value="5097" calcext:value-type="float">
            <text:p>509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3_ChIPmentation-H3K4me3/bigWig</text:p>
          </table:table-cell>
          <table:table-cell office:value-type="string" calcext:value-type="string">
            <text:p>EMC2-A549-2D-monoculture_2-501473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4me3_1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table:style-name="ce2" office:value-type="float" office:value="5098" calcext:value-type="float">
            <text:p>509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4_ChIPmentation-H3K4me1/bigWig</text:p>
          </table:table-cell>
          <table:table-cell office:value-type="string" calcext:value-type="string">
            <text:p>EMC2-A549-2D-monoculture_2-501474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4me1_1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table:style-name="ce2" office:value-type="float" office:value="5099" calcext:value-type="float">
            <text:p>509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5_ChIPmentation-H3K27me3/bigWig</text:p>
          </table:table-cell>
          <table:table-cell office:value-type="string" calcext:value-type="string">
            <text:p>EMC2-A549-2D-monoculture_2-501475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27me3_1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table:style-name="ce2" office:value-type="float" office:value="5100" calcext:value-type="float">
            <text:p>510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6_ChIPmentation-H3K36me3/bigWig</text:p>
          </table:table-cell>
          <table:table-cell office:value-type="string" calcext:value-type="string">
            <text:p>EMC2-A549-2D-monoculture_2-501476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36me3_1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table:style-name="ce2" office:value-type="float" office:value="5101" calcext:value-type="float">
            <text:p>510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7_ChIPmentation-H3K9me3/bigWig</text:p>
          </table:table-cell>
          <table:table-cell office:value-type="string" calcext:value-type="string">
            <text:p>EMC2-A549-2D-monoculture_2-501477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9me3_1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style-name="ce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RNA_1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table:style-name="ce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style-name="ce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WGBS_1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table:style-name="ce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style-name="ce2" office:value-type="float" office:value="5104" calcext:value-type="float">
            <text:p>510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8_ChIPmentation-H3K27ac/bigWig</text:p>
          </table:table-cell>
          <table:table-cell office:value-type="string" calcext:value-type="string">
            <text:p>EMC2-A549-3-days-3D-culture_2-501478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27ac_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table:style-name="ce2" office:value-type="float" office:value="5105" calcext:value-type="float">
            <text:p>510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9_ChIPmentation-H3K4me3/bigWig</text:p>
          </table:table-cell>
          <table:table-cell office:value-type="string" calcext:value-type="string">
            <text:p>EMC2-A549-3-days-3D-culture_2-501479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4me3_1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table:style-name="ce2" office:value-type="float" office:value="5106" calcext:value-type="float">
            <text:p>510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0_ChIPmentation-H3K4me1/bigWig</text:p>
          </table:table-cell>
          <table:table-cell office:value-type="string" calcext:value-type="string">
            <text:p>EMC2-A549-3-days-3D-culture_2-501480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4me1_1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table:style-name="ce2" office:value-type="float" office:value="5107" calcext:value-type="float">
            <text:p>510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1_ChIPmentation-H3K27me3/bigWig</text:p>
          </table:table-cell>
          <table:table-cell office:value-type="string" calcext:value-type="string">
            <text:p>EMC2-A549-3-days-3D-culture_2-501481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27me3_1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table:style-name="ce2" office:value-type="float" office:value="5108" calcext:value-type="float">
            <text:p>510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2_ChIPmentation-H3K36me3/bigWig</text:p>
          </table:table-cell>
          <table:table-cell office:value-type="string" calcext:value-type="string">
            <text:p>EMC2-A549-3-days-3D-culture_2-501482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36me3_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table:style-name="ce2" office:value-type="float" office:value="5109" calcext:value-type="float">
            <text:p>510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3_ChIPmentation-H3K9me3/bigWig</text:p>
          </table:table-cell>
          <table:table-cell office:value-type="string" calcext:value-type="string">
            <text:p>EMC2-A549-3-days-3D-culture_2-501483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9me3_1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table:style-name="ce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RNA_1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table:style-name="ce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style-name="ce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WGBS_1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table:style-name="ce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1" calcext:value-type="float">
            <text:p>508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2" calcext:value-type="float">
            <text:p>508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3" calcext:value-type="float">
            <text:p>508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5" calcext:value-type="float">
            <text:p>508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7" calcext:value-type="float">
            <text:p>508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9" calcext:value-type="float">
            <text:p>508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0" calcext:value-type="float">
            <text:p>509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1" calcext:value-type="float">
            <text:p>509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2" calcext:value-type="float">
            <text:p>509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3" calcext:value-type="float">
            <text:p>509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4" calcext:value-type="float">
            <text:p>509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5" calcext:value-type="float">
            <text:p>509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6" calcext:value-type="float">
            <text:p>509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9" calcext:value-type="float">
            <text:p>509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0" calcext:value-type="float">
            <text:p>510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1" calcext:value-type="float">
            <text:p>510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2" calcext:value-type="float">
            <text:p>510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3" calcext:value-type="float">
            <text:p>510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6" calcext:value-type="float">
            <text:p>510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9" calcext:value-type="float">
            <text:p>510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10" calcext:value-type="float">
            <text:p>511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11" calcext:value-type="float">
            <text:p>511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</table:table>
      <table:table table:name="EMC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cGill0491</text:p>
          </table:table-cell>
          <table:table-cell office:value-type="string" calcext:value-type="string">
            <text:p>hTERTRPE1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lth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1</text:p>
          </table:table-cell>
          <table:table-cell table:style-name="ce5" office:value-type="string" calcext:value-type="string">
            <text:p>hTERTRPE1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2</text:p>
          </table:table-cell>
          <table:table-cell table:style-name="ce5" office:value-type="string" calcext:value-type="string">
            <text:p>hTERTRPE1EPC1PHF1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3</text:p>
          </table:table-cell>
          <table:table-cell table:style-name="ce5" office:value-type="string" calcext:value-type="string">
            <text:p>hTERTRPE1JAZF1SUZ12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office:value-type="string" calcext:value-type="string">
            <text:p>Cell Line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hTERT RPE-1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560" calcext:value-type="float">
            <text:p>5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Retina, eye; pigmented epithelium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Terminally differentiated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ot applicable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sag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emale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560" calcext:value-type="float">
            <text:p>5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CLO:4290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M:C0549184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, authenticated by STR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, authenticated by STR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office:value-type="string" calcext:value-type="string">
            <text:p>hTERT immortalized human retinal pigmented epithelial cell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561" calcext:value-type="float">
            <text:p>5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EPC1-PHF1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561" calcext:value-type="float">
            <text:p>5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561" calcext:value-type="float">
            <text:p>5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561" calcext:value-type="float">
            <text:p>56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561" calcext:value-type="float">
            <text:p>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562" calcext:value-type="float">
            <text:p>5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JAZF1-SUZ12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562" calcext:value-type="float">
            <text:p>5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562" calcext:value-type="float">
            <text:p>5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562" calcext:value-type="float">
            <text:p>5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562" calcext:value-type="float">
            <text:p>5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112" calcext:value-type="float">
            <text:p>5112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22" calcext:value-type="float">
            <text:p>5122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23" calcext:value-type="float">
            <text:p>5123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26" calcext:value-type="float">
            <text:p>5126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27" calcext:value-type="float">
            <text:p>5127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28" calcext:value-type="float">
            <text:p>5128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29" calcext:value-type="float">
            <text:p>5129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30" calcext:value-type="float">
            <text:p>5130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31" calcext:value-type="float">
            <text:p>5131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32" calcext:value-type="float">
            <text:p>5132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33" calcext:value-type="float">
            <text:p>5133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34" calcext:value-type="float">
            <text:p>5134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27ac_1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27ac_2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27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27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36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36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4me1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4me1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4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4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9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9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2" office:value-type="float" office:value="5118" calcext:value-type="float">
            <text:p>5118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RNA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2" office:value-type="float" office:value="5119" calcext:value-type="float">
            <text:p>5119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hTERTRPE101_WGBS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27ac_1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27ac_2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27me3_1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27me3_2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36me3_1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36me3_2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4me1_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4me1_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4me3_1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4me3_2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9me3_1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9me3_2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2" office:value-type="float" office:value="5126" calcext:value-type="float">
            <text:p>5126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RNA_1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2" office:value-type="float" office:value="5127" calcext:value-type="float">
            <text:p>512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WGBS_1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27ac_1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27ac_2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27me3_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27me3_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36me3_1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36me3_2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4me1_1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4me1_2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4me3_1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4me3_2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9me3_1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9me3_2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2" office:value-type="float" office:value="5134" calcext:value-type="float">
            <text:p>513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RNA_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2" office:value-type="float" office:value="5135" calcext:value-type="float">
            <text:p>513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WGBS_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291" calcext:value-type="float">
            <text:p>2291</text:p>
          </table:table-cell>
          <table:table-cell table:style-name="ce3" office:value-type="string" calcext:value-type="string">
            <text:p>MS049101.Chipmentation_H3K27ac.391.1.pair1.fastq.gz</text:p>
          </table:table-cell>
          <table:table-cell table:style-name="ce3"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 table:number-columns-repeated="5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2291" calcext:value-type="float">
            <text:p>2291</text:p>
          </table:table-cell>
          <table:table-cell table:style-name="ce3" office:value-type="string" calcext:value-type="string">
            <text:p>MS049101.Chipmentation_H3K27ac.391.1.pair2.fastq.gz</text:p>
          </table:table-cell>
          <table:table-cell table:style-name="ce3"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5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2292" calcext:value-type="float">
            <text:p>2292</text:p>
          </table:table-cell>
          <table:table-cell table:style-name="ce3" office:value-type="string" calcext:value-type="string">
            <text:p>MS049101.Chipmentation_H3K27ac.391.2.pair1.fastq.gz</text:p>
          </table:table-cell>
          <table:table-cell table:style-name="ce3"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292" calcext:value-type="float">
            <text:p>2292</text:p>
          </table:table-cell>
          <table:table-cell table:style-name="ce3" office:value-type="string" calcext:value-type="string">
            <text:p>MS049101.Chipmentation_H3K27ac.391.2.pair2.fastq.gz</text:p>
          </table:table-cell>
          <table:table-cell table:style-name="ce3"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5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293" calcext:value-type="float">
            <text:p>2293</text:p>
          </table:table-cell>
          <table:table-cell table:style-name="ce3" office:value-type="string" calcext:value-type="string">
            <text:p>MS049101.Chipmentation_H3K27me3.391.1.pair1.fastq.gz</text:p>
          </table:table-cell>
          <table:table-cell table:style-name="ce3"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 table:number-columns-repeated="5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293" calcext:value-type="float">
            <text:p>2293</text:p>
          </table:table-cell>
          <table:table-cell table:style-name="ce3" office:value-type="string" calcext:value-type="string">
            <text:p>MS049101.Chipmentation_H3K27me3.391.1.pair2.fastq.gz</text:p>
          </table:table-cell>
          <table:table-cell table:style-name="ce3"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294" calcext:value-type="float">
            <text:p>2294</text:p>
          </table:table-cell>
          <table:table-cell table:style-name="ce3" office:value-type="string" calcext:value-type="string">
            <text:p>MS049101.Chipmentation_H3K27me3.391.2.pair1.fastq.gz</text:p>
          </table:table-cell>
          <table:table-cell table:style-name="ce3"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 table:number-columns-repeated="5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2294" calcext:value-type="float">
            <text:p>2294</text:p>
          </table:table-cell>
          <table:table-cell table:style-name="ce3" office:value-type="string" calcext:value-type="string">
            <text:p>MS049101.Chipmentation_H3K27me3.391.2.pair2.fastq.gz</text:p>
          </table:table-cell>
          <table:table-cell table:style-name="ce3"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295" calcext:value-type="float">
            <text:p>2295</text:p>
          </table:table-cell>
          <table:table-cell table:style-name="ce3" office:value-type="string" calcext:value-type="string">
            <text:p>MS049101.Chipmentation_H3K36me3.391.1.pair1.fastq.gz</text:p>
          </table:table-cell>
          <table:table-cell table:style-name="ce3"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295" calcext:value-type="float">
            <text:p>2295</text:p>
          </table:table-cell>
          <table:table-cell table:style-name="ce3" office:value-type="string" calcext:value-type="string">
            <text:p>MS049101.Chipmentation_H3K36me3.391.1.pair2.fastq.gz</text:p>
          </table:table-cell>
          <table:table-cell table:style-name="ce3"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296" calcext:value-type="float">
            <text:p>2296</text:p>
          </table:table-cell>
          <table:table-cell table:style-name="ce3" office:value-type="string" calcext:value-type="string">
            <text:p>MS049101.Chipmentation_H3K36me3.391.2.pair1.fastq.gz</text:p>
          </table:table-cell>
          <table:table-cell table:style-name="ce3"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 table:number-columns-repeated="5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2296" calcext:value-type="float">
            <text:p>2296</text:p>
          </table:table-cell>
          <table:table-cell table:style-name="ce3" office:value-type="string" calcext:value-type="string">
            <text:p>MS049101.Chipmentation_H3K36me3.391.2.pair2.fastq.gz</text:p>
          </table:table-cell>
          <table:table-cell table:style-name="ce3"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2297" calcext:value-type="float">
            <text:p>2297</text:p>
          </table:table-cell>
          <table:table-cell table:style-name="ce3" office:value-type="string" calcext:value-type="string">
            <text:p>MS049101.Chipmentation_H3K4me1.391.1.pair1.fastq.gz</text:p>
          </table:table-cell>
          <table:table-cell table:style-name="ce3"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 table:number-columns-repeated="5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297" calcext:value-type="float">
            <text:p>2297</text:p>
          </table:table-cell>
          <table:table-cell table:style-name="ce3" office:value-type="string" calcext:value-type="string">
            <text:p>MS049101.Chipmentation_H3K4me1.391.1.pair2.fastq.gz</text:p>
          </table:table-cell>
          <table:table-cell table:style-name="ce3"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5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298" calcext:value-type="float">
            <text:p>2298</text:p>
          </table:table-cell>
          <table:table-cell table:style-name="ce3" office:value-type="string" calcext:value-type="string">
            <text:p>MS049101.Chipmentation_H3K4me1.391.2.pair1.fastq.gz</text:p>
          </table:table-cell>
          <table:table-cell table:style-name="ce3"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 table:number-columns-repeated="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298" calcext:value-type="float">
            <text:p>2298</text:p>
          </table:table-cell>
          <table:table-cell table:style-name="ce3" office:value-type="string" calcext:value-type="string">
            <text:p>MS049101.Chipmentation_H3K4me1.391.2.pair2.fastq.gz</text:p>
          </table:table-cell>
          <table:table-cell table:style-name="ce3"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299" calcext:value-type="float">
            <text:p>2299</text:p>
          </table:table-cell>
          <table:table-cell table:style-name="ce3" office:value-type="string" calcext:value-type="string">
            <text:p>MS049101.Chipmentation_H3K4me3.391.1.pair1.fastq.gz</text:p>
          </table:table-cell>
          <table:table-cell table:style-name="ce3"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299" calcext:value-type="float">
            <text:p>2299</text:p>
          </table:table-cell>
          <table:table-cell table:style-name="ce3" office:value-type="string" calcext:value-type="string">
            <text:p>MS049101.Chipmentation_H3K4me3.391.1.pair2.fastq.gz</text:p>
          </table:table-cell>
          <table:table-cell table:style-name="ce3"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MS049101.Chipmentation_H3K4me3.391.2.pair1.fastq.gz</text:p>
          </table:table-cell>
          <table:table-cell table:style-name="ce3"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 table:number-columns-repeated="5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MS049101.Chipmentation_H3K4me3.391.2.pair2.fastq.gz</text:p>
          </table:table-cell>
          <table:table-cell table:style-name="ce3"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5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301" calcext:value-type="float">
            <text:p>2301</text:p>
          </table:table-cell>
          <table:table-cell table:style-name="ce3" office:value-type="string" calcext:value-type="string">
            <text:p>MS049101.Chipmentation_H3K9me3.391.1.pair1.fastq.gz</text:p>
          </table:table-cell>
          <table:table-cell table:style-name="ce3"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 table:number-columns-repeated="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301" calcext:value-type="float">
            <text:p>2301</text:p>
          </table:table-cell>
          <table:table-cell table:style-name="ce3" office:value-type="string" calcext:value-type="string">
            <text:p>MS049101.Chipmentation_H3K9me3.391.1.pair2.fastq.gz</text:p>
          </table:table-cell>
          <table:table-cell table:style-name="ce3"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5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302" calcext:value-type="float">
            <text:p>2302</text:p>
          </table:table-cell>
          <table:table-cell table:style-name="ce3" office:value-type="string" calcext:value-type="string">
            <text:p>MS049101.Chipmentation_H3K9me3.391.2.pair1.fastq.gz</text:p>
          </table:table-cell>
          <table:table-cell table:style-name="ce3"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 table:number-columns-repeated="5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2302" calcext:value-type="float">
            <text:p>2302</text:p>
          </table:table-cell>
          <table:table-cell table:style-name="ce3" office:value-type="string" calcext:value-type="string">
            <text:p>MS049101.Chipmentation_H3K9me3.391.2.pair2.fastq.gz</text:p>
          </table:table-cell>
          <table:table-cell table:style-name="ce3"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303" calcext:value-type="float">
            <text:p>2303</text:p>
          </table:table-cell>
          <table:table-cell table:style-name="ce3" office:value-type="string" calcext:value-type="string">
            <text:p>MS049101.RNASeq.301.2.pair1.fastq.gz</text:p>
          </table:table-cell>
          <table:table-cell table:style-name="ce3"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 table:number-columns-repeated="5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303" calcext:value-type="float">
            <text:p>2303</text:p>
          </table:table-cell>
          <table:table-cell table:style-name="ce3" office:value-type="string" calcext:value-type="string">
            <text:p>MS049101.RNASeq.301.2.pair2.fastq.gz</text:p>
          </table:table-cell>
          <table:table-cell table:style-name="ce3"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5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304" calcext:value-type="float">
            <text:p>2304</text:p>
          </table:table-cell>
          <table:table-cell table:style-name="ce3" office:value-type="string" calcext:value-type="string">
            <text:p>MS049101.BS.264.3.pair1.fastq.gz</text:p>
          </table:table-cell>
          <table:table-cell table:style-name="ce3"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304" calcext:value-type="float">
            <text:p>2304</text:p>
          </table:table-cell>
          <table:table-cell table:style-name="ce3" office:value-type="string" calcext:value-type="string">
            <text:p>MS049101.BS.264.3.pair2.fastq.gz</text:p>
          </table:table-cell>
          <table:table-cell table:style-name="ce3"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2305" calcext:value-type="float">
            <text:p>2305</text:p>
          </table:table-cell>
          <table:table-cell table:style-name="ce3" office:value-type="string" calcext:value-type="string">
            <text:p>MS049102.Chipmentation_H3K27ac.391.1.pair1.fastq.gz</text:p>
          </table:table-cell>
          <table:table-cell table:style-name="ce3"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 table:number-columns-repeated="5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2305" calcext:value-type="float">
            <text:p>2305</text:p>
          </table:table-cell>
          <table:table-cell table:style-name="ce3" office:value-type="string" calcext:value-type="string">
            <text:p>MS049102.Chipmentation_H3K27ac.391.1.pair2.fastq.gz</text:p>
          </table:table-cell>
          <table:table-cell table:style-name="ce3"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306" calcext:value-type="float">
            <text:p>2306</text:p>
          </table:table-cell>
          <table:table-cell table:style-name="ce3" office:value-type="string" calcext:value-type="string">
            <text:p>MS049102.Chipmentation_H3K27ac.391.2.pair1.fastq.gz</text:p>
          </table:table-cell>
          <table:table-cell table:style-name="ce3"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 table:number-columns-repeated="5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2306" calcext:value-type="float">
            <text:p>2306</text:p>
          </table:table-cell>
          <table:table-cell table:style-name="ce3" office:value-type="string" calcext:value-type="string">
            <text:p>MS049102.Chipmentation_H3K27ac.391.2.pair2.fastq.gz</text:p>
          </table:table-cell>
          <table:table-cell table:style-name="ce3"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307" calcext:value-type="float">
            <text:p>2307</text:p>
          </table:table-cell>
          <table:table-cell table:style-name="ce3" office:value-type="string" calcext:value-type="string">
            <text:p>MS049102.Chipmentation_H3K27me3.391.1.pair1.fastq.gz</text:p>
          </table:table-cell>
          <table:table-cell table:style-name="ce3"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307" calcext:value-type="float">
            <text:p>2307</text:p>
          </table:table-cell>
          <table:table-cell table:style-name="ce3" office:value-type="string" calcext:value-type="string">
            <text:p>MS049102.Chipmentation_H3K27me3.391.1.pair2.fastq.gz</text:p>
          </table:table-cell>
          <table:table-cell table:style-name="ce3"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2308" calcext:value-type="float">
            <text:p>2308</text:p>
          </table:table-cell>
          <table:table-cell table:style-name="ce3" office:value-type="string" calcext:value-type="string">
            <text:p>MS049102.Chipmentation_H3K27me3.391.2.pair1.fastq.gz</text:p>
          </table:table-cell>
          <table:table-cell table:style-name="ce3"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 table:number-columns-repeated="5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2308" calcext:value-type="float">
            <text:p>2308</text:p>
          </table:table-cell>
          <table:table-cell table:style-name="ce3" office:value-type="string" calcext:value-type="string">
            <text:p>MS049102.Chipmentation_H3K27me3.391.2.pair2.fastq.gz</text:p>
          </table:table-cell>
          <table:table-cell table:style-name="ce3"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5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309" calcext:value-type="float">
            <text:p>2309</text:p>
          </table:table-cell>
          <table:table-cell table:style-name="ce3" office:value-type="string" calcext:value-type="string">
            <text:p>MS049102.Chipmentation_H3K36me3.391.1.pair1.fastq.gz</text:p>
          </table:table-cell>
          <table:table-cell table:style-name="ce3"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2309" calcext:value-type="float">
            <text:p>2309</text:p>
          </table:table-cell>
          <table:table-cell table:style-name="ce3" office:value-type="string" calcext:value-type="string">
            <text:p>MS049102.Chipmentation_H3K36me3.391.1.pair2.fastq.gz</text:p>
          </table:table-cell>
          <table:table-cell table:style-name="ce3"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5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310" calcext:value-type="float">
            <text:p>2310</text:p>
          </table:table-cell>
          <table:table-cell table:style-name="ce3" office:value-type="string" calcext:value-type="string">
            <text:p>MS049102.Chipmentation_H3K36me3.391.2.pair1.fastq.gz</text:p>
          </table:table-cell>
          <table:table-cell table:style-name="ce3"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310" calcext:value-type="float">
            <text:p>2310</text:p>
          </table:table-cell>
          <table:table-cell table:style-name="ce3" office:value-type="string" calcext:value-type="string">
            <text:p>MS049102.Chipmentation_H3K36me3.391.2.pair2.fastq.gz</text:p>
          </table:table-cell>
          <table:table-cell table:style-name="ce3"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5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311" calcext:value-type="float">
            <text:p>2311</text:p>
          </table:table-cell>
          <table:table-cell table:style-name="ce3" office:value-type="string" calcext:value-type="string">
            <text:p>MS049102.Chipmentation_H3K4me1.391.1.pair1.fastq.gz</text:p>
          </table:table-cell>
          <table:table-cell table:style-name="ce3"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2311" calcext:value-type="float">
            <text:p>2311</text:p>
          </table:table-cell>
          <table:table-cell table:style-name="ce3" office:value-type="string" calcext:value-type="string">
            <text:p>MS049102.Chipmentation_H3K4me1.391.1.pair2.fastq.gz</text:p>
          </table:table-cell>
          <table:table-cell table:style-name="ce3"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2312" calcext:value-type="float">
            <text:p>2312</text:p>
          </table:table-cell>
          <table:table-cell table:style-name="ce3" office:value-type="string" calcext:value-type="string">
            <text:p>MS049102.Chipmentation_H3K4me1.391.2.pair1.fastq.gz</text:p>
          </table:table-cell>
          <table:table-cell table:style-name="ce3"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 table:number-columns-repeated="5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312" calcext:value-type="float">
            <text:p>2312</text:p>
          </table:table-cell>
          <table:table-cell table:style-name="ce3" office:value-type="string" calcext:value-type="string">
            <text:p>MS049102.Chipmentation_H3K4me1.391.2.pair2.fastq.gz</text:p>
          </table:table-cell>
          <table:table-cell table:style-name="ce3"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5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313" calcext:value-type="float">
            <text:p>2313</text:p>
          </table:table-cell>
          <table:table-cell table:style-name="ce3" office:value-type="string" calcext:value-type="string">
            <text:p>MS049102.Chipmentation_H3K4me3.391.1.pair1.fastq.gz</text:p>
          </table:table-cell>
          <table:table-cell table:style-name="ce3"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313" calcext:value-type="float">
            <text:p>2313</text:p>
          </table:table-cell>
          <table:table-cell table:style-name="ce3" office:value-type="string" calcext:value-type="string">
            <text:p>MS049102.Chipmentation_H3K4me3.391.1.pair2.fastq.gz</text:p>
          </table:table-cell>
          <table:table-cell table:style-name="ce3"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314" calcext:value-type="float">
            <text:p>2314</text:p>
          </table:table-cell>
          <table:table-cell table:style-name="ce3" office:value-type="string" calcext:value-type="string">
            <text:p>MS049102.Chipmentation_H3K4me3.391.2.pair1.fastq.gz</text:p>
          </table:table-cell>
          <table:table-cell table:style-name="ce3"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 table:number-columns-repeated="5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314" calcext:value-type="float">
            <text:p>2314</text:p>
          </table:table-cell>
          <table:table-cell table:style-name="ce3" office:value-type="string" calcext:value-type="string">
            <text:p>MS049102.Chipmentation_H3K4me3.391.2.pair2.fastq.gz</text:p>
          </table:table-cell>
          <table:table-cell table:style-name="ce3"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315" calcext:value-type="float">
            <text:p>2315</text:p>
          </table:table-cell>
          <table:table-cell table:style-name="ce3" office:value-type="string" calcext:value-type="string">
            <text:p>MS049102.Chipmentation_H3K9me3.391.1.pair1.fastq.gz</text:p>
          </table:table-cell>
          <table:table-cell table:style-name="ce3"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 table:number-columns-repeated="5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315" calcext:value-type="float">
            <text:p>2315</text:p>
          </table:table-cell>
          <table:table-cell table:style-name="ce3" office:value-type="string" calcext:value-type="string">
            <text:p>MS049102.Chipmentation_H3K9me3.391.1.pair2.fastq.gz</text:p>
          </table:table-cell>
          <table:table-cell table:style-name="ce3"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316" calcext:value-type="float">
            <text:p>2316</text:p>
          </table:table-cell>
          <table:table-cell table:style-name="ce3" office:value-type="string" calcext:value-type="string">
            <text:p>MS049102.Chipmentation_H3K9me3.391.2.pair1.fastq.gz</text:p>
          </table:table-cell>
          <table:table-cell table:style-name="ce3"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 table:number-columns-repeated="5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316" calcext:value-type="float">
            <text:p>2316</text:p>
          </table:table-cell>
          <table:table-cell table:style-name="ce3" office:value-type="string" calcext:value-type="string">
            <text:p>MS049102.Chipmentation_H3K9me3.391.2.pair2.fastq.gz</text:p>
          </table:table-cell>
          <table:table-cell table:style-name="ce3"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5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2317" calcext:value-type="float">
            <text:p>2317</text:p>
          </table:table-cell>
          <table:table-cell table:style-name="ce3" office:value-type="string" calcext:value-type="string">
            <text:p>MS049102.RNASeq.301.2.pair1.fastq.gz</text:p>
          </table:table-cell>
          <table:table-cell table:style-name="ce3"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 table:number-columns-repeated="5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317" calcext:value-type="float">
            <text:p>2317</text:p>
          </table:table-cell>
          <table:table-cell table:style-name="ce3" office:value-type="string" calcext:value-type="string">
            <text:p>MS049102.RNASeq.301.2.pair2.fastq.gz</text:p>
          </table:table-cell>
          <table:table-cell table:style-name="ce3"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5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318" calcext:value-type="float">
            <text:p>2318</text:p>
          </table:table-cell>
          <table:table-cell table:style-name="ce3" office:value-type="string" calcext:value-type="string">
            <text:p>MS049102.BS.264.1.pair1.fastq.gz</text:p>
          </table:table-cell>
          <table:table-cell table:style-name="ce3"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 table:number-columns-repeated="5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2318" calcext:value-type="float">
            <text:p>2318</text:p>
          </table:table-cell>
          <table:table-cell table:style-name="ce3" office:value-type="string" calcext:value-type="string">
            <text:p>MS049102.BS.264.1.pair2.fastq.gz</text:p>
          </table:table-cell>
          <table:table-cell table:style-name="ce3"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5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2319" calcext:value-type="float">
            <text:p>2319</text:p>
          </table:table-cell>
          <table:table-cell table:style-name="ce3" office:value-type="string" calcext:value-type="string">
            <text:p>MS049103.Chipmentation_H3K27ac.391.1.pair1.fastq.gz</text:p>
          </table:table-cell>
          <table:table-cell table:style-name="ce3"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 table:number-columns-repeated="5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2319" calcext:value-type="float">
            <text:p>2319</text:p>
          </table:table-cell>
          <table:table-cell table:style-name="ce3" office:value-type="string" calcext:value-type="string">
            <text:p>MS049103.Chipmentation_H3K27ac.391.1.pair2.fastq.gz</text:p>
          </table:table-cell>
          <table:table-cell table:style-name="ce3"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5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2320" calcext:value-type="float">
            <text:p>2320</text:p>
          </table:table-cell>
          <table:table-cell table:style-name="ce3" office:value-type="string" calcext:value-type="string">
            <text:p>MS049103.Chipmentation_H3K27ac.391.2.pair1.fastq.gz</text:p>
          </table:table-cell>
          <table:table-cell table:style-name="ce3"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320" calcext:value-type="float">
            <text:p>2320</text:p>
          </table:table-cell>
          <table:table-cell table:style-name="ce3" office:value-type="string" calcext:value-type="string">
            <text:p>MS049103.Chipmentation_H3K27ac.391.2.pair2.fastq.gz</text:p>
          </table:table-cell>
          <table:table-cell table:style-name="ce3"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5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321" calcext:value-type="float">
            <text:p>2321</text:p>
          </table:table-cell>
          <table:table-cell table:style-name="ce3" office:value-type="string" calcext:value-type="string">
            <text:p>MS049103.Chipmentation_H3K27me3.391.1.pair1.fastq.gz</text:p>
          </table:table-cell>
          <table:table-cell table:style-name="ce3"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 table:number-columns-repeated="5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321" calcext:value-type="float">
            <text:p>2321</text:p>
          </table:table-cell>
          <table:table-cell table:style-name="ce3" office:value-type="string" calcext:value-type="string">
            <text:p>MS049103.Chipmentation_H3K27me3.391.1.pair2.fastq.gz</text:p>
          </table:table-cell>
          <table:table-cell table:style-name="ce3"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322" calcext:value-type="float">
            <text:p>2322</text:p>
          </table:table-cell>
          <table:table-cell table:style-name="ce3" office:value-type="string" calcext:value-type="string">
            <text:p>MS049103.Chipmentation_H3K27me3.391.2.pair1.fastq.gz</text:p>
          </table:table-cell>
          <table:table-cell table:style-name="ce3"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322" calcext:value-type="float">
            <text:p>2322</text:p>
          </table:table-cell>
          <table:table-cell table:style-name="ce3" office:value-type="string" calcext:value-type="string">
            <text:p>MS049103.Chipmentation_H3K27me3.391.2.pair2.fastq.gz</text:p>
          </table:table-cell>
          <table:table-cell table:style-name="ce3"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323" calcext:value-type="float">
            <text:p>2323</text:p>
          </table:table-cell>
          <table:table-cell table:style-name="ce3" office:value-type="string" calcext:value-type="string">
            <text:p>MS049103.Chipmentation_H3K36me3.391.1.pair1.fastq.gz</text:p>
          </table:table-cell>
          <table:table-cell table:style-name="ce3"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 table:number-columns-repeated="5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2323" calcext:value-type="float">
            <text:p>2323</text:p>
          </table:table-cell>
          <table:table-cell table:style-name="ce3" office:value-type="string" calcext:value-type="string">
            <text:p>MS049103.Chipmentation_H3K36me3.391.1.pair2.fastq.gz</text:p>
          </table:table-cell>
          <table:table-cell table:style-name="ce3"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5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324" calcext:value-type="float">
            <text:p>2324</text:p>
          </table:table-cell>
          <table:table-cell table:style-name="ce3" office:value-type="string" calcext:value-type="string">
            <text:p>MS049103.Chipmentation_H3K36me3.391.2.pair1.fastq.gz</text:p>
          </table:table-cell>
          <table:table-cell table:style-name="ce3"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 table:number-columns-repeated="5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324" calcext:value-type="float">
            <text:p>2324</text:p>
          </table:table-cell>
          <table:table-cell table:style-name="ce3" office:value-type="string" calcext:value-type="string">
            <text:p>MS049103.Chipmentation_H3K36me3.391.2.pair2.fastq.gz</text:p>
          </table:table-cell>
          <table:table-cell table:style-name="ce3"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5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325" calcext:value-type="float">
            <text:p>2325</text:p>
          </table:table-cell>
          <table:table-cell table:style-name="ce3" office:value-type="string" calcext:value-type="string">
            <text:p>MS049103.Chipmentation_H3K4me1.391.1.pair1.fastq.gz</text:p>
          </table:table-cell>
          <table:table-cell table:style-name="ce3"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 table:number-columns-repeated="5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2325" calcext:value-type="float">
            <text:p>2325</text:p>
          </table:table-cell>
          <table:table-cell table:style-name="ce3" office:value-type="string" calcext:value-type="string">
            <text:p>MS049103.Chipmentation_H3K4me1.391.1.pair2.fastq.gz</text:p>
          </table:table-cell>
          <table:table-cell table:style-name="ce3"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5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326" calcext:value-type="float">
            <text:p>2326</text:p>
          </table:table-cell>
          <table:table-cell table:style-name="ce3" office:value-type="string" calcext:value-type="string">
            <text:p>MS049103.Chipmentation_H3K4me1.391.2.pair1.fastq.gz</text:p>
          </table:table-cell>
          <table:table-cell table:style-name="ce3"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 table:number-columns-repeated="5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2326" calcext:value-type="float">
            <text:p>2326</text:p>
          </table:table-cell>
          <table:table-cell table:style-name="ce3" office:value-type="string" calcext:value-type="string">
            <text:p>MS049103.Chipmentation_H3K4me1.391.2.pair2.fastq.gz</text:p>
          </table:table-cell>
          <table:table-cell table:style-name="ce3"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5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327" calcext:value-type="float">
            <text:p>2327</text:p>
          </table:table-cell>
          <table:table-cell table:style-name="ce3" office:value-type="string" calcext:value-type="string">
            <text:p>MS049103.Chipmentation_H3K4me3.391.1.pair1.fastq.gz</text:p>
          </table:table-cell>
          <table:table-cell table:style-name="ce3"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 table:number-columns-repeated="5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327" calcext:value-type="float">
            <text:p>2327</text:p>
          </table:table-cell>
          <table:table-cell table:style-name="ce3" office:value-type="string" calcext:value-type="string">
            <text:p>MS049103.Chipmentation_H3K4me3.391.1.pair2.fastq.gz</text:p>
          </table:table-cell>
          <table:table-cell table:style-name="ce3"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5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2328" calcext:value-type="float">
            <text:p>2328</text:p>
          </table:table-cell>
          <table:table-cell table:style-name="ce3" office:value-type="string" calcext:value-type="string">
            <text:p>MS049103.Chipmentation_H3K4me3.391.2.pair1.fastq.gz</text:p>
          </table:table-cell>
          <table:table-cell table:style-name="ce3"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 table:number-columns-repeated="5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2328" calcext:value-type="float">
            <text:p>2328</text:p>
          </table:table-cell>
          <table:table-cell table:style-name="ce3" office:value-type="string" calcext:value-type="string">
            <text:p>MS049103.Chipmentation_H3K4me3.391.2.pair2.fastq.gz</text:p>
          </table:table-cell>
          <table:table-cell table:style-name="ce3"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5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329" calcext:value-type="float">
            <text:p>2329</text:p>
          </table:table-cell>
          <table:table-cell table:style-name="ce3" office:value-type="string" calcext:value-type="string">
            <text:p>MS049103.Chipmentation_H3K9me3.391.1.pair1.fastq.gz</text:p>
          </table:table-cell>
          <table:table-cell table:style-name="ce3"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 table:number-columns-repeated="5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329" calcext:value-type="float">
            <text:p>2329</text:p>
          </table:table-cell>
          <table:table-cell table:style-name="ce3" office:value-type="string" calcext:value-type="string">
            <text:p>MS049103.Chipmentation_H3K9me3.391.1.pair2.fastq.gz</text:p>
          </table:table-cell>
          <table:table-cell table:style-name="ce3"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5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2330" calcext:value-type="float">
            <text:p>2330</text:p>
          </table:table-cell>
          <table:table-cell table:style-name="ce3" office:value-type="string" calcext:value-type="string">
            <text:p>MS049103.Chipmentation_H3K9me3.391.2.pair1.fastq.gz</text:p>
          </table:table-cell>
          <table:table-cell table:style-name="ce3"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 table:number-columns-repeated="5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330" calcext:value-type="float">
            <text:p>2330</text:p>
          </table:table-cell>
          <table:table-cell table:style-name="ce3" office:value-type="string" calcext:value-type="string">
            <text:p>MS049103.Chipmentation_H3K9me3.391.2.pair2.fastq.gz</text:p>
          </table:table-cell>
          <table:table-cell table:style-name="ce3"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5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331" calcext:value-type="float">
            <text:p>2331</text:p>
          </table:table-cell>
          <table:table-cell table:style-name="ce3" office:value-type="string" calcext:value-type="string">
            <text:p>MS049103.RNASeq.301.2.pair1.fastq.gz</text:p>
          </table:table-cell>
          <table:table-cell table:style-name="ce3"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 table:number-columns-repeated="5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2331" calcext:value-type="float">
            <text:p>2331</text:p>
          </table:table-cell>
          <table:table-cell table:style-name="ce3" office:value-type="string" calcext:value-type="string">
            <text:p>MS049103.RNASeq.301.2.pair2.fastq.gz</text:p>
          </table:table-cell>
          <table:table-cell table:style-name="ce3"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5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332" calcext:value-type="float">
            <text:p>2332</text:p>
          </table:table-cell>
          <table:table-cell table:style-name="ce3" office:value-type="string" calcext:value-type="string">
            <text:p>MS049103.BS.264.2.pair1.fastq.gz</text:p>
          </table:table-cell>
          <table:table-cell table:style-name="ce3"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 table:number-columns-repeated="5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table:style-name="ce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2_ChIPmentation-H3K27ac/bigWig/</text:p>
          </table:table-cell>
          <table:table-cell office:value-type="string" calcext:value-type="string">
            <text:p>EMC3_hTERTRPE101_2-827842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table:style-name="ce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2_ChIPmentation-H3K27ac/</text:p>
          </table:table-cell>
          <table:table-cell office:value-type="string" calcext:value-type="string">
            <text:p>EMC3_hTERTRPE101_2-827842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style-name="ce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5_ChIPmentation-H3K27me3/bigWig/</text:p>
          </table:table-cell>
          <table:table-cell office:value-type="string" calcext:value-type="string">
            <text:p>EMC3_hTERTRPE101_2-827845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style-name="ce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5_ChIPmentation-H3K27me3/</text:p>
          </table:table-cell>
          <table:table-cell office:value-type="string" calcext:value-type="string">
            <text:p>EMC3_hTERTRPE101_2-827845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style-name="ce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6_ChIPmentation-H3K36me3/bigWig/</text:p>
          </table:table-cell>
          <table:table-cell office:value-type="string" calcext:value-type="string">
            <text:p>EMC3_hTERTRPE101_2-827846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style-name="ce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6_ChIPmentation-H3K36me3/</text:p>
          </table:table-cell>
          <table:table-cell office:value-type="string" calcext:value-type="string">
            <text:p>EMC3_hTERTRPE101_2-827846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style-name="ce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4_ChIPmentation-H3K4me1/bigWig/</text:p>
          </table:table-cell>
          <table:table-cell office:value-type="string" calcext:value-type="string">
            <text:p>EMC3_hTERTRPE101_2-827844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table:style-name="ce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4_ChIPmentation-H3K4me1/</text:p>
          </table:table-cell>
          <table:table-cell office:value-type="string" calcext:value-type="string">
            <text:p>EMC3_hTERTRPE101_2-827844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3_ChIPmentation-H3K4me3/bigWig/</text:p>
          </table:table-cell>
          <table:table-cell office:value-type="string" calcext:value-type="string">
            <text:p>EMC3_hTERTRPE101_2-827843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table:style-name="ce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3_ChIPmentation-H3K4me3/</text:p>
          </table:table-cell>
          <table:table-cell office:value-type="string" calcext:value-type="string">
            <text:p>EMC3_hTERTRPE101_2-827843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style-name="ce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7_ChIPmentation-H3K9me3/bigWig/</text:p>
          </table:table-cell>
          <table:table-cell office:value-type="string" calcext:value-type="string">
            <text:p>EMC3_hTERTRPE101_2-827847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style-name="ce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7_ChIPmentation-H3K9me3/</text:p>
          </table:table-cell>
          <table:table-cell office:value-type="string" calcext:value-type="string">
            <text:p>EMC3_hTERTRPE101_2-827847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style-name="ce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table:style-name="ce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style-name="ce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table:style-name="ce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style-name="ce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8_ChIPmentation-H3K27ac/bigWig/</text:p>
          </table:table-cell>
          <table:table-cell office:value-type="string" calcext:value-type="string">
            <text:p>EMC3_hTERTRPE1EPC1PHF101_2-827848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table:style-name="ce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8_ChIPmentation-H3K27ac/</text:p>
          </table:table-cell>
          <table:table-cell office:value-type="string" calcext:value-type="string">
            <text:p>EMC3_hTERTRPE1EPC1PHF101_2-827848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style-name="ce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1_ChIPmentation-H3K27me3/bigWig/</text:p>
          </table:table-cell>
          <table:table-cell office:value-type="string" calcext:value-type="string">
            <text:p>EMC3_hTERTRPE1EPC1PHF101_2-827901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style-name="ce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1_ChIPmentation-H3K27me3/</text:p>
          </table:table-cell>
          <table:table-cell office:value-type="string" calcext:value-type="string">
            <text:p>EMC3_hTERTRPE1EPC1PHF101_2-827901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style-name="ce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2_ChIPmentation-H3K36me3/bigWig/</text:p>
          </table:table-cell>
          <table:table-cell office:value-type="string" calcext:value-type="string">
            <text:p>EMC3_hTERTRPE1EPC1PHF101_2-827902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table:style-name="ce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2_ChIPmentation-H3K36me3/</text:p>
          </table:table-cell>
          <table:table-cell office:value-type="string" calcext:value-type="string">
            <text:p>EMC3_hTERTRPE1EPC1PHF101_2-827902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style-name="ce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50_ChIPmentation-H3K4me1/bigWig/</text:p>
          </table:table-cell>
          <table:table-cell office:value-type="string" calcext:value-type="string">
            <text:p>EMC3_hTERTRPE1EPC1PHF101_2-827850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table:style-name="ce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50_ChIPmentation-H3K4me1/</text:p>
          </table:table-cell>
          <table:table-cell office:value-type="string" calcext:value-type="string">
            <text:p>EMC3_hTERTRPE1EPC1PHF101_2-827850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style-name="ce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9_ChIPmentation-H3K4me3/bigWig/</text:p>
          </table:table-cell>
          <table:table-cell office:value-type="string" calcext:value-type="string">
            <text:p>EMC3_hTERTRPE1EPC1PHF101_2-827849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style-name="ce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9_ChIPmentation-H3K4me3/</text:p>
          </table:table-cell>
          <table:table-cell office:value-type="string" calcext:value-type="string">
            <text:p>EMC3_hTERTRPE1EPC1PHF101_2-827849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style-name="ce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3_ChIPmentation-H3K9me3/bigWig/</text:p>
          </table:table-cell>
          <table:table-cell office:value-type="string" calcext:value-type="string">
            <text:p>EMC3_hTERTRPE1EPC1PHF101_2-827903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table:style-name="ce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3_ChIPmentation-H3K9me3/</text:p>
          </table:table-cell>
          <table:table-cell office:value-type="string" calcext:value-type="string">
            <text:p>EMC3_hTERTRPE1EPC1PHF101_2-827903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style-name="ce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style-name="ce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style-name="ce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style-name="ce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style-name="ce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4_ChIPmentation-H3K27ac/bigWig/</text:p>
          </table:table-cell>
          <table:table-cell office:value-type="string" calcext:value-type="string">
            <text:p>EMC3_hTERTRPE1JAZF1SUZ1201_2-827904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table:style-name="ce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4_ChIPmentation-H3K27ac/</text:p>
          </table:table-cell>
          <table:table-cell office:value-type="string" calcext:value-type="string">
            <text:p>EMC3_hTERTRPE1JAZF1SUZ1201_2-827904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style-name="ce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7_ChIPmentation-H3K27me3/bigWig/</text:p>
          </table:table-cell>
          <table:table-cell office:value-type="string" calcext:value-type="string">
            <text:p>EMC3_hTERTRPE1JAZF1SUZ1201_2-827907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table:style-name="ce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7_ChIPmentation-H3K27me3/</text:p>
          </table:table-cell>
          <table:table-cell office:value-type="string" calcext:value-type="string">
            <text:p>EMC3_hTERTRPE1JAZF1SUZ1201_2-827907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style-name="ce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8_ChIPmentation-H3K36me3/bigWig/</text:p>
          </table:table-cell>
          <table:table-cell office:value-type="string" calcext:value-type="string">
            <text:p>EMC3_hTERTRPE1JAZF1SUZ1201_2-827908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table:style-name="ce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8_ChIPmentation-H3K36me3/</text:p>
          </table:table-cell>
          <table:table-cell office:value-type="string" calcext:value-type="string">
            <text:p>EMC3_hTERTRPE1JAZF1SUZ1201_2-827908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style-name="ce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6_ChIPmentation-H3K4me1/bigWig/</text:p>
          </table:table-cell>
          <table:table-cell office:value-type="string" calcext:value-type="string">
            <text:p>EMC3_hTERTRPE1JAZF1SUZ1201_2-827906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table:style-name="ce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6_ChIPmentation-H3K4me1/</text:p>
          </table:table-cell>
          <table:table-cell office:value-type="string" calcext:value-type="string">
            <text:p>EMC3_hTERTRPE1JAZF1SUZ1201_2-827906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style-name="ce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5_ChIPmentation-H3K4me3/bigWig/</text:p>
          </table:table-cell>
          <table:table-cell office:value-type="string" calcext:value-type="string">
            <text:p>EMC3_hTERTRPE1JAZF1SUZ1201_2-827905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table:style-name="ce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5_ChIPmentation-H3K4me3/</text:p>
          </table:table-cell>
          <table:table-cell office:value-type="string" calcext:value-type="string">
            <text:p>EMC3_hTERTRPE1JAZF1SUZ1201_2-827905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style-name="ce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9_ChIPmentation-H3K9me3/bigWig/</text:p>
          </table:table-cell>
          <table:table-cell office:value-type="string" calcext:value-type="string">
            <text:p>EMC3_hTERTRPE1JAZF1SUZ1201_2-827909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table:style-name="ce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9_ChIPmentation-H3K9me3/</text:p>
          </table:table-cell>
          <table:table-cell office:value-type="string" calcext:value-type="string">
            <text:p>EMC3_hTERTRPE1JAZF1SUZ1201_2-827909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style-name="ce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table:style-name="ce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style-name="ce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table:style-name="ce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112" calcext:value-type="float">
            <text:p>511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2" calcext:value-type="float">
            <text:p>512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3" calcext:value-type="float">
            <text:p>512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6" calcext:value-type="float">
            <text:p>512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7" calcext:value-type="float">
            <text:p>512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8" calcext:value-type="float">
            <text:p>512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9" calcext:value-type="float">
            <text:p>512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0" calcext:value-type="float">
            <text:p>513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1" calcext:value-type="float">
            <text:p>513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2" calcext:value-type="float">
            <text:p>513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3" calcext:value-type="float">
            <text:p>513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4" calcext:value-type="float">
            <text:p>513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EMC1.A62:EMC1.E92">
          <table:sort>
            <table:sort-by table:field-number="0" table:data-type="automatic"/>
          </table:sort>
        </table:database-range>
        <table:database-range table:name="__Anonymous_Sheet_DB__1" table:target-range-address="EMC2.A137:EMC2.E201">
          <table:sort>
            <table:sort-by table:field-number="0" table:data-type="automatic"/>
          </table:sort>
        </table:database-range>
        <table:database-range table:name="__Anonymous_Sheet_DB__2" table:target-range-address="EMC3.A132:EMC3.E2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 style:data-style-name="N2" text:time-value="13:00:34.203974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8:26:54.230382810</meta:creation-date>
    <dc:date>2021-04-15T12:00:30.776453026</dc:date>
    <meta:editing-duration>P44DT35M31S</meta:editing-duration>
    <meta:editing-cycles>53</meta:editing-cycles>
    <meta:generator>LibreOffice/6.0.7.3$Linux_X86_64 LibreOffice_project/00m0$Build-3</meta:generator>
    <meta:document-statistic meta:table-count="3" meta:cell-count="3474" meta:object-count="0"/>
  </office:meta>
</office:document-meta>
</file>